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style="italic" fo:font-weight="bold" style:font-size-asian="10pt" style:font-style-asian="italic" style:font-weight-asian="bold" style:font-size-complex="10pt"/>
    </style:style>
    <style:style style:name="P4" style:family="paragraph" style:parent-style-name="Standard">
      <loext:graphic-properties draw:fill="solid" draw:fill-color="#f3f3f3"/>
      <style:paragraph-properties fo:background-color="#f3f3f3"/>
    </style:style>
    <style:style style:name="P5" style:family="paragraph" style:parent-style-name="Standard">
      <style:text-properties fo:color="#263238" style:font-name="Roboto" fo:font-size="10pt" style:font-name-asian="Roboto1" style:font-size-asian="10pt" style:font-name-complex="Roboto1" style:font-size-complex="10pt"/>
    </style:style>
    <style:style style:name="P6" style:family="paragraph" style:parent-style-name="Standard">
      <style:paragraph-properties fo:margin-left="0in" fo:margin-right="0in" fo:text-indent="0in" style:auto-text-indent="false"/>
      <style:text-properties fo:font-size="10pt" style:font-size-asian="10pt" style:font-size-complex="10pt"/>
    </style:style>
    <style:style style:name="P7" style:family="paragraph" style:parent-style-name="Standard">
      <style:paragraph-properties fo:break-before="column"/>
    </style:style>
    <style:style style:name="P8" style:family="paragraph" style:parent-style-name="Standard" style:master-page-name="Standard">
      <style:paragraph-properties fo:text-align="center" style:justify-single-word="false" style:page-number="1"/>
      <style:text-properties fo:font-size="18pt" fo:font-weight="bold" style:font-size-asian="18pt" style:font-weight-asian="bold" style:font-size-complex="18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12" style:family="paragraph" style:parent-style-name="Standard">
      <style:paragraph-properties fo:margin-left="0in" fo:margin-right="0in" fo:text-indent="0in" style:auto-text-indent="false"/>
      <style:text-properties fo:font-size="10pt" style:font-size-asian="10pt" style:font-size-complex="10pt"/>
    </style:style>
    <style:style style:name="P13" style:family="paragraph" style:parent-style-name="Standard" style:list-style-name="WWNum1">
      <style:paragraph-properties fo:margin-left="0.5in" fo:margin-right="0in" fo:text-indent="-0.25in" style:auto-text-indent="false"/>
      <style:text-properties fo:font-size="10pt" style:font-size-asian="10pt" style:font-size-complex="10pt"/>
    </style:style>
    <style:style style:name="P14" style:family="paragraph" style:parent-style-name="Standard" style:list-style-name="WWNum3">
      <style:paragraph-properties fo:margin-left="0.5in" fo:margin-right="0in" fo:text-indent="-0.25in" style:auto-text-indent="false"/>
      <style:text-properties fo:font-size="10pt" style:font-size-asian="10pt" style:font-size-complex="10pt"/>
    </style:style>
    <style:style style:name="P15" style:family="paragraph" style:parent-style-name="Standard" style:list-style-name="WWNum2">
      <style:paragraph-properties fo:margin-left="0.5in" fo:margin-right="0in" fo:text-indent="-0.25in" style:auto-text-indent="false"/>
      <style:text-properties fo:font-size="10pt" style:font-size-asian="10pt" style:font-size-complex="10pt"/>
    </style:style>
    <style:style style:name="P16" style:family="paragraph" style:parent-style-name="Standard" style:list-style-name="WWNum2">
      <style:paragraph-properties fo:margin-left="0.5in" fo:margin-right="0in" fo:text-indent="-0.25in" style:auto-text-indent="false"/>
      <style:text-properties fo:color="#333333" style:font-name="Roboto" fo:font-size="10pt" fo:background-color="#ffffff" style:font-name-asian="Roboto1" style:font-size-asian="10pt" style:font-name-complex="Roboto1" style:font-size-complex="10pt"/>
    </style:style>
    <style:style style:name="P17" style:family="paragraph">
      <loext:graphic-properties draw:fill="solid" draw:fill-color="#a0a0a0"/>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style>
    <style:style style:name="T3" style:family="text">
      <style:text-properties fo:font-size="10pt" fo:font-weight="bold" style:font-size-asian="10pt" style:font-weight-asian="bold" style:font-size-complex="10pt"/>
    </style:style>
    <style:style style:name="T4" style:family="text">
      <style:text-properties fo:color="#1b69b6" style:font-name="Roboto" fo:font-size="10.5pt" style:font-name-asian="Roboto1" style:font-size-asian="10.5pt" style:font-name-complex="Roboto1" style:font-size-complex="10.5pt"/>
    </style:style>
    <style:style style:name="T5" style:family="text">
      <style:text-properties fo:color="#1b69b6" style:font-name="Roboto" fo:font-size="10.5pt" fo:background-color="#ffffff" loext:char-shading-value="0" style:font-name-asian="Roboto1" style:font-size-asian="10.5pt" style:font-name-complex="Roboto1" style:font-size-complex="10.5pt"/>
    </style:style>
    <style:style style:name="T6" style:family="text">
      <style:text-properties style:font-name="Roboto" fo:font-size="10.5pt" style:font-name-asian="Roboto1" style:font-size-asian="10.5pt" style:font-name-complex="Roboto1" style:font-size-complex="10.5pt"/>
    </style:style>
    <style:style style:name="T7"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style:style>
    <style:style style:name="T8" style:family="text">
      <style:text-properties fo:font-weight="bold" style:font-weight-asian="bold"/>
    </style:style>
    <style:style style:name="Sect1"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niel Tindugan</text:p>
      <text:p text:style-name="P10">Block 1 lot 18A Villa Angelita Subdivision Zabarte Road Camarin Caloocan City</text:p>
      <text:p text:style-name="P1"><text:span text:style-name="T1">+63-9206739246 <text:s/>| dptindugan@gmail.com <text:s/>| </text:span><text:a xlink:type="simple" xlink:href="https://dptindugan.gitlab.io/webdevportfolio-capstones" text:style-name="ListLabel_20_28" text:visited-style-name="ListLabel_20_28"><text:span text:style-name="T4">https://dptindugan.gitlab.io/webdevportfolio-capstones </text:span></text:a><text:a xlink:type="simple" xlink:href="https://dptindugan.gitlab.io/webdevportfolio-capstones" text:style-name="ListLabel_20_29" text:visited-style-name="ListLabel_20_29"><text:span text:style-name="T6">|</text:span></text:a> <text:a xlink:type="simple" xlink:href="https://www.linkedin.com/in/daniel-tindugan-a67008194/" text:style-name="ListLabel_20_30" text:visited-style-name="ListLabel_20_30"><text:span text:style-name="T7">https://www.linkedin.com/in/daniel-tindugan-a67008194/</text:span></text:a><text:a xlink:type="simple" xlink:href="https://dptindugan.gitlab.io/webdevportfolio-capstones" text:style-name="ListLabel_20_28" text:visited-style-name="ListLabel_20_28"><text:span text:style-name="T4"> </text:span></text:a><text:a xlink:type="simple" xlink:href="https://dptindugan.gitlab.io/webdevportfolio" text:style-name="ListLabel_20_31" text:visited-style-name="ListLabel_20_31"><text:span text:style-name="T5"><text:s/></text:span></text:a></text:p>
      <text:p text:style-name="Standard"><draw:rect text:anchor-type="as-char" style:rel-width="100%" draw:z-index="0" draw:style-name="gr1" draw:text-style-name="P17" svg:width="0.0012in" svg:height="0.0213in"><text:p/></draw:rect></text:p>
      <text:p text:style-name="P2"/>
      <text:p text:style-name="P2"/>
      <text:p text:style-name="P10">I would like to contribute to your organization as a full-stack web developer, leveraging my ability to develop E-commerce, asset management and booking system web applications using readily available web frameworks. With my passion for learning, I will be able to take part in empowering your team with my newly found coding expertise. Also my keen attention to details and in depth logical skills honed in my experience in Zuitt coding bootcamp would be a great help to the team I would participate in.</text:p>
      <text:p text:style-name="P2"/>
      <text:p text:style-name="P2"/>
      <text:p text:style-name="P11">AREAS OF EXPERTISE</text:p>
      <text:section text:style-name="Sect1" text:name="TextSection">
        <text:p text:style-name="P6">Hard skills</text:p>
        <text:list xml:id="list3783604108" text:style-name="WWNum1">
          <text:list-item>
            <text:p text:style-name="P13">Frontend: HTML, CSS, HTML5, CSS3</text:p>
          </text:list-item>
          <text:list-item>
            <text:p text:style-name="P13">Databases: MySQL, GraphQL, Apollo, SQL, MongoDB, MariaDB</text:p>
          </text:list-item>
          <text:list-item>
            <text:p text:style-name="P13">Scripting Languages: PHP, JavaScript, </text:p>
          </text:list-item>
          <text:list-item>
            <text:p text:style-name="P13">Frameworks: Bootstrap, Laravel, React.JS</text:p>
          </text:list-item>
          <text:list-item>
            <text:p text:style-name="P13">SDLC Phases: Development, Test, Deploy</text:p>
          </text:list-item>
        </text:list>
        <text:p text:style-name="P7"/>
      </text:section>
      <text:section text:style-name="Sect2" text:name="Section1">
        <text:p text:style-name="P2">Soft skills</text:p>
        <text:list xml:id="list2629118988" text:style-name="WWNum3">
          <text:list-item>
            <text:p text:style-name="P14">Creative</text:p>
          </text:list-item>
          <text:list-item>
            <text:p text:style-name="P14">Analytical and logical skills</text:p>
          </text:list-item>
          <text:list-item>
            <text:p text:style-name="P14">Troubleshooter</text:p>
          </text:list-item>
          <text:list-item>
            <text:p text:style-name="P14">Team Leader</text:p>
          </text:list-item>
        </text:list>
        <text:p text:style-name="P6"/>
        <text:p text:style-name="P6"/>
        <text:p text:style-name="P2"/>
        <text:p text:style-name="P11">PROJECT EXPERIENCE</text:p>
        <text:p text:style-name="P6"/>
        <text:p text:style-name="Standard"><text:span text:style-name="T8">Zuitt Coding Bootcamp</text:span><text:tab/><text:tab/><text:tab/><text:tab/><text:tab/><text:tab/><text:tab/> <text:s text:c="5"/><text:span text:style-name="T8">Metro Manila, PH</text:span></text:p>
        <text:p text:style-name="P2"/>
        <text:p text:style-name="P4"><text:span text:style-name="T2">Seierherre Travel and Tours<text:tab/><text:tab/><text:tab/><text:tab/></text:span><text:span text:style-name="T3"><text:tab/><text:tab/><text:tab/><text:tab/></text:span><text:span text:style-name="T2">2019 Nov - Dec</text:span></text:p>
        <text:list xml:id="list3967078257" text:style-name="WWNum2">
          <text:list-item>
            <text:p text:style-name="P16">A fully functional Booking System that used CRUD API, Segregated Frontend and Backend </text:p>
          </text:list-item>
          <text:list-item>
            <text:p text:style-name="P15">Technologies: Linux, Apache, MySQL, PHP, HTML, CSS, JavaScript, Bootstrap, Jquery, Laravel, Heroku, MongoDB, Express, React.js, Node.js</text:p>
          </text:list-item>
        </text:list>
        <text:p text:style-name="P2"/>
        <text:p text:style-name="P4"><text:span text:style-name="T2">Seierherre Industries<text:tab/><text:tab/><text:tab/><text:tab/></text:span><text:span text:style-name="T3"><text:tab/><text:tab/><text:tab/><text:tab/> <text:s text:c="2"/><text:tab/> <text:s text:c="9"/></text:span><text:span text:style-name="T2">2019 Oct</text:span></text:p>
        <text:list xml:id="list80833914850419" text:continue-numbering="true" text:style-name="WWNum2">
          <text:list-item>
            <text:p text:style-name="P15">Asset Management system with user friendly UI created with Laravel and Bootstrap 4</text:p>
          </text:list-item>
          <text:list-item>
            <text:p text:style-name="P15">CRUD Operations</text:p>
          </text:list-item>
          <text:list-item>
            <text:p text:style-name="P15">Technologies: Linux, Apache, MySQL, PHP, HTML, CSS, JavaScript, Bootstrap, Sass, Jquery, <text:soft-page-break/>Fetch API, Laravel, Heroku</text:p>
          </text:list-item>
        </text:list>
        <text:p text:style-name="P2"/>
        <text:p text:style-name="P2"/>
        <text:p text:style-name="P4"><text:span text:style-name="T2">Mind Palace<text:tab/><text:tab/><text:tab/><text:tab/></text:span><text:span text:style-name="T3"><text:tab/><text:tab/><text:tab/><text:tab/><text:tab/> <text:s text:c="3"/><text:tab/> <text:s text:c="9"/></text:span><text:span text:style-name="T2">2019 Sep</text:span></text:p>
        <text:list xml:id="list80832802907365" text:continue-numbering="true" text:style-name="WWNum2">
          <text:list-item>
            <text:p text:style-name="P15">A Static HTML webpage</text:p>
          </text:list-item>
          <text:list-item>
            <text:p text:style-name="P15">Mobile Responsive Design</text:p>
          </text:list-item>
          <text:list-item>
            <text:p text:style-name="P15">Technologies: Linux, HTML, CSS, JavaScript, Bootstrap</text:p>
          </text:list-item>
        </text:list>
        <text:p text:style-name="P6"/>
        <text:p text:style-name="P6"/>
        <text:p text:style-name="P11">EDUCATION</text:p>
        <text:p text:style-name="P3"/>
        <text:p text:style-name="Standard"><text:span text:style-name="T3">THREE MONTHS INTENSIVE TRAINING COURSE | </text:span><text:span text:style-name="T1">Zuitt Coding Bootcamp, Metro Manila, PH</text:span></text:p>
        <text:p text:style-name="Standard"><text:span text:style-name="T3">BACHELOR OF SCIENCE IN COMPUTER ENGINEERING | </text:span><text:span text:style-name="T1">STI, Fairview, PH</text:span></text:p>
        <text:p text:style-name="P5"/>
        <text:p text:style-name="Standard"/>
        <text:p text:style-name="P11">ABOUT ME</text:p>
        <text:p text:style-name="P3"/>
        <text:p text:style-name="P1"><text:span text:style-name="T1">It has always been my pleasure to solve problems and mysteries - this is how I get sucked it by many versions of Sherlock Holmes, book, TV series or movies alike. With my desire to be challenged in logical analytical field brought to picked-up chess and real-time strategy games as a hobby. In addition my love for video games brought study arts it related to making assets in game character such as 3D modeling, texturing, and color </text:span><text:span text:style-name="T1">theor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b69b6"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30" style:display-name="ListLabel 30"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31" style:display-name="ListLabel 31" style:family="text">
      <style:text-properties fo:color="#1b69b6" style:font-name="Roboto" fo:font-family="Roboto" style:font-family-generic="roman" style:font-pitch="variable" fo:font-size="10.5pt" fo:background-color="#ffffff"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0T08:08:31.765896232</dc:date>
    <meta:editing-duration>PT38S</meta:editing-duration>
    <meta:editing-cycles>1</meta:editing-cycles>
    <meta:document-statistic meta:table-count="0" meta:image-count="0" meta:object-count="0" meta:page-count="2" meta:paragraph-count="35" meta:word-count="361" meta:character-count="2417" meta:non-whitespace-character-count="2038"/>
  </office:meta>
</office:document-meta>
</file>